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cc66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3S500E bottom view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(top rows starting from left)</text:p>
          </table:table-cell>
          <table:table-cell table:number-columns-repeated="4"/>
        </table:table-row>
        <table:table-row table:style-name="ro2">
          <table:table-cell office:value-type="string">
            <text:p>outer row</text:p>
          </table:table-cell>
          <table:table-cell office:value-type="string">
            <text:p>assigned to:</text:p>
          </table:table-cell>
          <table:table-cell table:number-columns-repeated="2"/>
          <table:table-cell office:value-type="string">
            <text:p>connection to 64 pin dip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number-columns-repeated="4"/>
        </table:table-row>
        <table:table-row table:style-name="ro2">
          <table:table-cell office:value-type="float" office:value="163">
            <text:p>163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table:number-columns-repeated="4"/>
        </table:table-row>
        <table:table-row table:style-name="ro2">
          <table:table-cell office:value-type="float" office:value="172">
            <text:p>172</text:p>
          </table:table-cell>
          <table:table-cell table:number-columns-repeated="4"/>
        </table:table-row>
        <table:table-row table:style-name="ro2">
          <table:table-cell office:value-type="float" office:value="178">
            <text:p>178</text:p>
          </table:table-cell>
          <table:table-cell table:number-columns-repeated="4"/>
        </table:table-row>
        <table:table-row table:style-name="ro2">
          <table:table-cell office:value-type="float" office:value="180">
            <text:p>180</text:p>
          </table:table-cell>
          <table:table-cell table:number-columns-repeated="4"/>
        </table:table-row>
        <table:table-row table:style-name="ro2">
          <table:table-cell office:value-type="float" office:value="185">
            <text:p>185</text:p>
          </table:table-cell>
          <table:table-cell table:number-columns-repeated="4"/>
        </table:table-row>
        <table:table-row table:style-name="ro2">
          <table:table-cell office:value-type="float" office:value="187">
            <text:p>187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data_avail</text:p>
          </table:table-cell>
          <table:table-cell office:value-type="string">
            <text:p>DIO1_0 (14)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data_ack</text:p>
          </table:table-cell>
          <table:table-cell office:value-type="string">
            <text:p>DIO1_4 (9)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out_code[0]</text:p>
          </table:table-cell>
          <table:table-cell office:value-type="string">
            <text:p>DIO1_0 (1)</text:p>
          </table:table-cell>
          <table:table-cell/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out_code[2]</text:p>
          </table:table-cell>
          <table:table-cell office:value-type="string">
            <text:p>DIO1_2 (5)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nner row</text:p>
          </table:table-cell>
          <table:table-cell office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table:number-columns-repeated="4"/>
        </table:table-row>
        <table:table-row table:style-name="ro2">
          <table:table-cell office:value-type="float" office:value="171">
            <text:p>171</text:p>
          </table:table-cell>
          <table:table-cell table:number-columns-repeated="4"/>
        </table:table-row>
        <table:table-row table:style-name="ro2">
          <table:table-cell office:value-type="float" office:value="177">
            <text:p>177</text:p>
          </table:table-cell>
          <table:table-cell table:number-columns-repeated="4"/>
        </table:table-row>
        <table:table-row table:style-name="ro2">
          <table:table-cell office:value-type="float" office:value="179">
            <text:p>179</text:p>
          </table:table-cell>
          <table:table-cell table:number-columns-repeated="4"/>
        </table:table-row>
        <table:table-row table:style-name="ro2">
          <table:table-cell office:value-type="float" office:value="181">
            <text:p>181</text:p>
          </table:table-cell>
          <table:table-cell table:number-columns-repeated="4"/>
        </table:table-row>
        <table:table-row table:style-name="ro2">
          <table:table-cell office:value-type="float" office:value="186">
            <text:p>186</text:p>
          </table:table-cell>
          <table:table-cell table:number-columns-repeated="4"/>
        </table:table-row>
        <table:table-row table:style-name="ro2">
          <table:table-cell office:value-type="float" office:value="189">
            <text:p>189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rpm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mph</text:p>
          </table:table-cell>
          <table:table-cell table:number-columns-repeated="2"/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out_code[1]</text:p>
          </table:table-cell>
          <table:table-cell office:value-type="string">
            <text:p>DIO1_1 (3)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out_code[3]</text:p>
          </table:table-cell>
          <table:table-cell office:value-type="string">
            <text:p>DIO1_3 (7)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string">
            <text:p>total lines used (top)</text:p>
          </table:table-cell>
          <table:table-cell table:formula="of:=SUM([.D20]+[.D38])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(left cols from top)</text:p>
          </table:table-cell>
          <table:table-cell table:number-columns-repeated="4"/>
        </table:table-row>
        <table:table-row table:style-name="ro2">
          <table:table-cell office:value-type="string">
            <text:p>outer col</text:p>
          </table:table-cell>
          <table:table-cell table:number-columns-repeated="4"/>
        </table:table-row>
        <table:table-row table:style-name="ro2">
          <table:table-cell office:value-type="string">
            <text:p>gnd</text:p>
          </table:table-cell>
          <table:table-cell office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style-name="ce5" office:value-type="string">
            <text:p>Sseg[0]</text:p>
          </table:table-cell>
          <table:table-cell table:number-columns-repeated="2"/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style-name="ce5" office:value-type="string">
            <text:p>Sseg[2]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style-name="ce5" office:value-type="string">
            <text:p>Sseg[4]</text:p>
          </table:table-cell>
          <table:table-cell table:number-columns-repeated="2"/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style-name="ce5" office:value-type="string">
            <text:p>Sseg[6]</text:p>
          </table:table-cell>
          <table:table-cell table:number-columns-repeated="2"/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style-name="ce5" office:value-type="string">
            <text:p>An[0]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style-name="ce5" office:value-type="string">
            <text:p>An[2]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style-name="ce5" office:value-type="string">
            <text:p>An[4]</text:p>
          </table:table-cell>
          <table:table-cell/>
          <table:table-cell office:value-type="float" office:value="7">
            <text:p>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4"/>
        </table:table-row>
        <table:table-row table:style-name="ro2">
          <table:table-cell office:value-type="float" office:value="132">
            <text:p>132</text:p>
          </table:table-cell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table:number-columns-repeated="4"/>
        </table:table-row>
        <table:table-row table:style-name="ro2"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126">
            <text:p>126</text:p>
          </table:table-cell>
          <table:table-cell table:number-columns-repeated="4"/>
        </table:table-row>
        <table:table-row table:style-name="ro2">
          <table:table-cell office:value-type="float" office:value="122">
            <text:p>122</text:p>
          </table:table-cell>
          <table:table-cell table:number-columns-repeated="4"/>
        </table:table-row>
        <table:table-row table:style-name="ro2">
          <table:table-cell office:value-type="float" office:value="119">
            <text:p>119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table:number-columns-repeated="4"/>
        </table:table-row>
        <table:table-row table:style-name="ro2">
          <table:table-cell office:value-type="float" office:value="112">
            <text:p>112</text:p>
          </table:table-cell>
          <table:table-cell table:number-columns-repeated="4"/>
        </table:table-row>
        <table:table-row table:style-name="ro2">
          <table:table-cell office:value-type="float" office:value="108">
            <text:p>108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style-name="ce6" office:value-type="string">
            <text:p>Row[0]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6" office:value-type="string">
            <text:p>Row[1]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6" office:value-type="string">
            <text:p>Row[2]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6" office:value-type="string">
            <text:p>Row[3]</text:p>
          </table:table-cell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nner left col</text:p>
          </table:table-cell>
          <table:table-cell office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string">
            <text:p>Vcc3.3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table:style-name="ce5" office:value-type="string">
            <text:p>Sseg[1]</text:p>
          </table:table-cell>
          <table:table-cell table:number-columns-repeated="2"/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style-name="ce5" office:value-type="string">
            <text:p>Sseg[3]</text:p>
          </table:table-cell>
          <table:table-cell table:number-columns-repeated="2"/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style-name="ce5" office:value-type="string">
            <text:p>Sseg[5]</text:p>
          </table:table-cell>
          <table:table-cell table:number-columns-repeated="2"/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table:style-name="ce5" office:value-type="string">
            <text:p>An[1]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style-name="ce5" office:value-type="string">
            <text:p>An[3]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style-name="ce5" office:value-type="string">
            <text:p>An[5]</text:p>
          </table:table-cell>
          <table:table-cell/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number-columns-repeated="4"/>
        </table:table-row>
        <table:table-row table:style-name="ro2">
          <table:table-cell office:value-type="float" office:value="129">
            <text:p>129</text:p>
          </table:table-cell>
          <table:table-cell table:number-columns-repeated="4"/>
        </table:table-row>
        <table:table-row table:style-name="ro2">
          <table:table-cell office:value-type="float" office:value="127">
            <text:p>127</text:p>
          </table:table-cell>
          <table:table-cell table:number-columns-repeated="4"/>
        </table:table-row>
        <table:table-row table:style-name="ro2">
          <table:table-cell office:value-type="string">
            <text:p>5v</text:p>
          </table:table-cell>
          <table:table-cell table:number-columns-repeated="4"/>
        </table:table-row>
        <table:table-row table:style-name="ro2">
          <table:table-cell office:value-type="float" office:value="123">
            <text:p>123</text:p>
          </table:table-cell>
          <table:table-cell table:number-columns-repeated="4"/>
        </table:table-row>
        <table:table-row table:style-name="ro2">
          <table:table-cell office:value-type="float" office:value="120">
            <text:p>120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table:number-columns-repeated="4"/>
        </table:table-row>
        <table:table-row table:style-name="ro2">
          <table:table-cell office:value-type="float" office:value="113">
            <text:p>113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table:number-columns-repeated="4"/>
        </table:table-row>
        <table:table-row table:style-name="ro2">
          <table:table-cell office:value-type="float" office:value="107">
            <text:p>107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table:style-name="ce6" office:value-type="string">
            <text:p>Col[0]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6" office:value-type="string">
            <text:p>Col[1]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6" office:value-type="string">
            <text:p>Col[2]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6" office:value-type="string">
            <text:p>Col[3]</text:p>
          </table:table-cell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string">
            <text:p>total lines used (left)</text:p>
          </table:table-cell>
          <table:table-cell table:formula="of:=SUM([.D49:.D90])"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ight col</text:p>
          </table:table-cell>
          <table:table-cell office:value-type="string">
            <text:p>8 for keypad – 17 for LEDs</text:p>
          </table:table-cell>
          <table:table-cell table:number-columns-repeated="3"/>
        </table:table-row>
        <table:table-row table:style-name="ro2">
          <table:table-cell office:value-type="string">
            <text:p>inner col</text:p>
          </table:table-cell>
          <table:table-cell office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string">
            <text:p>Vcc3.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string">
            <text:p>PMA[0]</text:p>
          </table:table-cell>
          <table:table-cell table:number-columns-repeated="2"/>
          <table:table-cell office:value-type="string">
            <text:p>2 (PMA not used currently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PMA[2]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string">
            <text:p>PMA[4]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string">
            <text:p>PMA[6]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string">
            <text:p>PMA[8]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string">
            <text:p>PMA[10]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PMA[12]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style-name="ce7" office:value-type="string">
            <text:p>PMD[0]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7" office:value-type="string">
            <text:p>PMD[2]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5v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table:style-name="ce7" office:value-type="string">
            <text:p>PMD[4]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string">
            <text:p>PMD[6]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7" office:value-type="string">
            <text:p>PMSC1</text:p>
          </table:table-cell>
          <table:table-cell table:number-columns-repeated="2"/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7" office:value-type="string">
            <text:p>PMSC2</text:p>
          </table:table-cell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x_uart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rx_uart</text:p>
          </table:table-cell>
          <table:table-cell table:number-columns-repeated="3"/>
        </table:table-row>
        <table:table-row table:style-name="ro3">
          <table:table-cell office:value-type="float" office:value="74">
            <text:p>74</text:p>
          </table:table-cell>
          <table:table-cell table:style-name="ce9" office:value-type="string">
            <text:p>ss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style-name="ce9" office:value-type="string">
            <text:p>serial_in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style-name="ce9" office:value-type="string">
            <text:p>start_SPI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outer col</text:p>
          </table:table-cell>
          <table:table-cell office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PMA[1]</text:p>
          </table:table-cell>
          <table:table-cell table:number-columns-repeated="2"/>
          <table:table-cell office:value-type="string">
            <text:p>8 (PMA not used currently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string">
            <text:p>PMA[3]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string">
            <text:p>PMA[5]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string">
            <text:p>PMA[7]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string">
            <text:p>PMA[9]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string">
            <text:p>PMA[11]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string">
            <text:p>PMA[13]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style-name="ce7" office:value-type="string">
            <text:p>PMD[1]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7" office:value-type="string">
            <text:p>PMD[3]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style-name="ce7" office:value-type="string">
            <text:p>PMD[5]</text:p>
          </table:table-cell>
          <table:table-cell table:number-columns-repeated="2"/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7" office:value-type="string">
            <text:p>PMD[7]</text:p>
          </table:table-cell>
          <table:table-cell table:number-columns-repeated="2"/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7" office:value-type="string">
            <text:p>PMBE</text:p>
          </table:table-cell>
          <table:table-cell table:number-columns-repeated="2"/>
          <table:table-cell office:value-type="string">
            <text:p>not used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7" office:value-type="string">
            <text:p>PMWR</text:p>
          </table:table-cell>
          <table:table-cell table:number-columns-repeated="2"/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7" office:value-type="string">
            <text:p>PMRD</text:p>
          </table:table-cell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x_rpm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x_mph</text:p>
          </table:table-cell>
          <table:table-cell table:number-columns-repeated="3"/>
        </table:table-row>
        <table:table-row table:style-name="ro3">
          <table:table-cell office:value-type="float" office:value="69">
            <text:p>69</text:p>
          </table:table-cell>
          <table:table-cell table:style-name="ce9" office:value-type="string">
            <text:p>sclk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style-name="ce9" office:value-type="string">
            <text:p>serial_out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style-name="ce9" office:value-type="string">
            <text:p>start_period</text:p>
          </table:table-cell>
          <table:table-cell table:number-columns-repeated="2"/>
          <table:table-cell office:value-type="string">
            <text:p>not used</text:p>
          </table:table-cell>
        </table:table-row>
        <table:table-row table:style-name="ro2">
          <table:table-cell/>
          <table:table-cell office:value-type="string">
            <text:p>total lines used (right)</text:p>
          </table:table-cell>
          <table:table-cell table:formula="of:=SUM([.D99:.D140])" office:value-type="float" office:value="26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tal lines used</text:p>
          </table:table-cell>
          <table:table-cell/>
          <table:table-cell table:formula="of:=SUM([.D20:.D141])" office:value-type="float" office:value="55">
            <text:p>5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9/22/2016</text:date>, <text:time>10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0:47:21.530723378</meta:creation-date>
    <dc:date>2016-09-22T10:33:36.68</dc:date>
    <meta:editing-duration>P2DT4H23M58S</meta:editing-duration>
    <meta:editing-cycles>23</meta:editing-cycles>
    <meta:generator>OpenOffice/4.1.0$Win32 OpenOffice.org_project/410m18$Build-9764</meta:generator>
    <dc:creator>Dan Hampleman</dc:creator>
    <meta:document-statistic meta:table-count="1" meta:cell-count="291" meta:object-count="0"/>
  </office:meta>
</office:document-meta>
</file>